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5.8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3.967cm"/>
    </style:style>
    <style:style style:name="co5" style:family="table-column">
      <style:table-column-properties fo:break-before="auto" style:column-width="2.836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end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4" table:default-cell-style-name="ce4"/>
        <table:table-column table:style-name="co5" table:default-cell-style-name="ce4"/>
        <table:table-row table:style-name="ro1">
          <table:table-cell table:style-name="ce1" office:value-type="string">
            <text:p>puolue</text:p>
          </table:table-cell>
          <table:table-cell table:style-name="ce1" office:value-type="string">
            <text:p>puolue_lyh</text:p>
          </table:table-cell>
          <table:table-cell table:style-name="ce3" office:value-type="string">
            <text:p>aani_pros</text:p>
          </table:table-cell>
          <table:table-cell table:style-name="ce3" office:value-type="string">
            <text:p>aani_pros_d_ed07</text:p>
          </table:table-cell>
          <table:table-cell table:style-name="ce3" office:value-type="string">
            <text:p>aani_pros_d_kv07</text:p>
          </table:table-cell>
          <table:table-cell table:style-name="ce3" office:value-type="string">
            <text:p>lkm</text:p>
          </table:table-cell>
          <table:table-cell table:style-name="ce3" office:value-type="string">
            <text:p>lkm_d_ed07</text:p>
          </table:table-cell>
          <table:table-cell table:style-name="ce3" office:value-type="string">
            <text:p>lkm_d_kv07</text:p>
          </table:table-cell>
          <table:table-cell table:style-name="ce3" office:value-type="string">
            <text:p>paikkoja</text:p>
          </table:table-cell>
          <table:table-cell table:style-name="ce3" office:value-type="string">
            <text:p>paikkoja_muutos</text:p>
          </table:table-cell>
        </table:table-row>
        <table:table-row table:style-name="ro1">
          <table:table-cell office:value-type="string">
            <text:p>Suomen Keskusta</text:p>
          </table:table-cell>
          <table:table-cell office:value-type="string">
            <text:p>KESK</text:p>
          </table:table-cell>
          <table:table-cell office:value-type="float" office:value="15.8">
            <text:p>15.8</text:p>
          </table:table-cell>
          <table:table-cell office:value-type="float" office:value="-7.3">
            <text:p>-7.3</text:p>
          </table:table-cell>
          <table:table-cell office:value-type="float" office:value="-4.3">
            <text:p>-4.3</text:p>
          </table:table-cell>
          <table:table-cell office:value-type="float" office:value="463160">
            <text:p>463160</text:p>
          </table:table-cell>
          <table:table-cell office:value-type="float" office:value="-177268">
            <text:p>-177268</text:p>
          </table:table-cell>
          <table:table-cell office:value-type="float" office:value="-50040">
            <text:p>-50040</text:p>
          </table:table-cell>
          <table:table-cell office:value-type="float" office:value="35">
            <text:p>35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Kansallinen Kokoomus</text:p>
          </table:table-cell>
          <table:table-cell office:value-type="string">
            <text:p>KOK</text:p>
          </table:table-cell>
          <table:table-cell office:value-type="float" office:value="20.4">
            <text:p>20.4</text:p>
          </table:table-cell>
          <table:table-cell office:value-type="float" office:value="-1.9">
            <text:p>-1.9</text:p>
          </table:table-cell>
          <table:table-cell office:value-type="float" office:value="-3.1">
            <text:p>-3.1</text:p>
          </table:table-cell>
          <table:table-cell office:value-type="float" office:value="598369">
            <text:p>598369</text:p>
          </table:table-cell>
          <table:table-cell office:value-type="float" office:value="-18472">
            <text:p>-18472</text:p>
          </table:table-cell>
          <table:table-cell office:value-type="float" office:value="-779">
            <text:p>-779</text:p>
          </table:table-cell>
          <table:table-cell office:value-type="float" office:value="44">
            <text:p>44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Suomen Sosialidemokraattinen Puolue</text:p>
          </table:table-cell>
          <table:table-cell office:value-type="string">
            <text:p>SDP</text:p>
          </table:table-cell>
          <table:table-cell office:value-type="float" office:value="19.1">
            <text:p>19.1</text:p>
          </table:table-cell>
          <table:table-cell office:value-type="float" office:value="-2.3">
            <text:p>-2.3</text:p>
          </table:table-cell>
          <table:table-cell office:value-type="float" office:value="-2.1">
            <text:p>-2.1</text:p>
          </table:table-cell>
          <table:table-cell office:value-type="float" office:value="561049">
            <text:p>561049</text:p>
          </table:table-cell>
          <table:table-cell office:value-type="float" office:value="-33145">
            <text:p>-33145</text:p>
          </table:table-cell>
          <table:table-cell office:value-type="float" office:value="18927">
            <text:p>18927</text:p>
          </table:table-cell>
          <table:table-cell office:value-type="float" office:value="42">
            <text:p>4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Vasemmistoliitto</text:p>
          </table:table-cell>
          <table:table-cell office:value-type="string">
            <text:p>VAS</text:p>
          </table:table-cell>
          <table:table-cell office:value-type="float" office:value="8.1">
            <text:p>8.1</text:p>
          </table:table-cell>
          <table:table-cell table:number-columns-repeated="2" office:value-type="float" office:value="-0.7">
            <text:p>-0.7</text:p>
          </table:table-cell>
          <table:table-cell office:value-type="float" office:value="238473">
            <text:p>238473</text:p>
          </table:table-cell>
          <table:table-cell office:value-type="float" office:value="-5823">
            <text:p>-5823</text:p>
          </table:table-cell>
          <table:table-cell office:value-type="float" office:value="14303">
            <text:p>14303</text:p>
          </table:table-cell>
          <table:table-cell office:value-type="float" office:value="14">
            <text:p>1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Vihreä liitto</text:p>
          </table:table-cell>
          <table:table-cell office:value-type="string">
            <text:p>VIHR</text:p>
          </table:table-cell>
          <table:table-cell office:value-type="float" office:value="7.2">
            <text:p>7.2</text:p>
          </table:table-cell>
          <table:table-cell office:value-type="float" office:value="-1.3">
            <text:p>-1.3</text:p>
          </table:table-cell>
          <table:table-cell office:value-type="float" office:value="-1.7">
            <text:p>-1.7</text:p>
          </table:table-cell>
          <table:table-cell office:value-type="float" office:value="212837">
            <text:p>212837</text:p>
          </table:table-cell>
          <table:table-cell office:value-type="float" office:value="-21592">
            <text:p>-21592</text:p>
          </table:table-cell>
          <table:table-cell office:value-type="float" office:value="-15440">
            <text:p>-15440</text:p>
          </table:table-cell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Suomen Kristillisdemokraatit (KD)</text:p>
          </table:table-cell>
          <table:table-cell office:value-type="string">
            <text:p>KD</text:p>
          </table:table-cell>
          <table:table-cell office:value-type="float" office:value="4">
            <text:p>4</text:p>
          </table:table-cell>
          <table:table-cell office:value-type="float" office:value="-0.9">
            <text:p>-0.9</text:p>
          </table:table-cell>
          <table:table-cell office:value-type="float" office:value="-0.2">
            <text:p>-0.2</text:p>
          </table:table-cell>
          <table:table-cell office:value-type="float" office:value="118514">
            <text:p>118514</text:p>
          </table:table-cell>
          <table:table-cell office:value-type="float" office:value="-16276">
            <text:p>-16276</text:p>
          </table:table-cell>
          <table:table-cell office:value-type="float" office:value="11678">
            <text:p>11678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uomen ruotsalainen kansanpuolue</text:p>
          </table:table-cell>
          <table:table-cell office:value-type="string">
            <text:p>RKP</text:p>
          </table:table-cell>
          <table:table-cell office:value-type="float" office:value="4.3">
            <text:p>4.3</text:p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 office:value-type="float" office:value="125865">
            <text:p>125865</text:p>
          </table:table-cell>
          <table:table-cell office:value-type="float" office:value="-655">
            <text:p>-655</text:p>
          </table:table-cell>
          <table:table-cell office:value-type="float" office:value="5639">
            <text:p>563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ussuomalaiset</text:p>
          </table:table-cell>
          <table:table-cell office:value-type="string">
            <text:p>PS</text:p>
          </table:table-cell>
          <table:table-cell office:value-type="float" office:value="19">
            <text:p>19</text:p>
          </table:table-cell>
          <table:table-cell office:value-type="float" office:value="14.9">
            <text:p>14.9</text:p>
          </table:table-cell>
          <table:table-cell office:value-type="float" office:value="13.6">
            <text:p>13.6</text:p>
          </table:table-cell>
          <table:table-cell office:value-type="float" office:value="559342">
            <text:p>559342</text:p>
          </table:table-cell>
          <table:table-cell office:value-type="float" office:value="447086">
            <text:p>447086</text:p>
          </table:table-cell>
          <table:table-cell office:value-type="float" office:value="421584">
            <text:p>421584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uomen Kommunistinen Puolue</text:p>
          </table:table-cell>
          <table:table-cell office:value-type="string">
            <text:p>SKP</text:p>
          </table:table-cell>
          <table:table-cell office:value-type="float" office:value="0.3">
            <text:p>0.3</text:p>
          </table:table-cell>
          <table:table-cell office:value-type="float" office:value="-0.4">
            <text:p>-0.4</text:p>
          </table:table-cell>
          <table:table-cell office:value-type="float" office:value="-0.2">
            <text:p>-0.2</text:p>
          </table:table-cell>
          <table:table-cell office:value-type="float" office:value="9375">
            <text:p>9375</text:p>
          </table:table-cell>
          <table:table-cell office:value-type="float" office:value="-8902">
            <text:p>-8902</text:p>
          </table:table-cell>
          <table:table-cell office:value-type="float" office:value="-4611">
            <text:p>-46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uomen Senioripuolue</text:p>
          </table:table-cell>
          <table:table-cell office:value-type="string">
            <text:p>SSP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3183">
            <text:p>3183</text:p>
          </table:table-cell>
          <table:table-cell office:value-type="float" office:value="-13532">
            <text:p>-13532</text:p>
          </table:table-cell>
          <table:table-cell office:value-type="float" office:value="565">
            <text:p>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Kommunistinen Työväenpuolue - Rauhan ja Sosialismin puolesta</text:p>
          </table:table-cell>
          <table:table-cell office:value-type="string">
            <text:p>KTP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678">
            <text:p>1678</text:p>
          </table:table-cell>
          <table:table-cell office:value-type="float" office:value="-329">
            <text:p>-329</text:p>
          </table:table-cell>
          <table:table-cell office:value-type="float" office:value="613">
            <text:p>6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uomen Työväenpuolue STP</text:p>
          </table:table-cell>
          <table:table-cell office:value-type="string">
            <text:p>STP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874">
            <text:p>1874</text:p>
          </table:table-cell>
          <table:table-cell office:value-type="float" office:value="110">
            <text:p>110</text:p>
          </table:table-cell>
          <table:table-cell office:value-type="float" office:value="1171">
            <text:p>11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tsenäisyyspuolue</text:p>
          </table:table-cell>
          <table:table-cell office:value-type="string">
            <text:p>ITSP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-2152">
            <text:p>-2152</text:p>
          </table:table-cell>
          <table:table-cell office:value-type="float" office:value="1907">
            <text:p>19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öyhien Asialla</text:p>
          </table:table-cell>
          <table:table-cell office:value-type="string">
            <text:p>KOY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1326">
            <text:p>1326</text:p>
          </table:table-cell>
          <table:table-cell office:value-type="float" office:value="-1195">
            <text:p>-1195</text:p>
          </table:table-cell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iraattipuolue</text:p>
          </table:table-cell>
          <table:table-cell office:value-type="string">
            <text:p>PIR</text:p>
          </table:table-cell>
          <table:table-cell table:number-columns-repeated="3" office:value-type="float" office:value="0.5">
            <text:p>0.5</text:p>
          </table:table-cell>
          <table:table-cell table:number-columns-repeated="3" office:value-type="float" office:value="15164">
            <text:p>151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uutos 2011</text:p>
          </table:table-cell>
          <table:table-cell office:value-type="string">
            <text:p>M11</text:p>
          </table:table-cell>
          <table:table-cell table:number-columns-repeated="3" office:value-type="float" office:value="0.3">
            <text:p>0.3</text:p>
          </table:table-cell>
          <table:table-cell table:number-columns-repeated="3" office:value-type="float" office:value="7480">
            <text:p>74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Vapauspuolue (VP) - Suomen tulevaisuus</text:p>
          </table:table-cell>
          <table:table-cell office:value-type="string">
            <text:p>VP</text:p>
          </table:table-cell>
          <table:table-cell table:number-columns-repeated="3" office:value-type="float" office:value="0.1">
            <text:p>0.1</text:p>
          </table:table-cell>
          <table:table-cell table:number-columns-repeated="3" office:value-type="float" office:value="4266">
            <text:p>42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Muut ryhmät</text:p>
          </table:table-cell>
          <table:table-cell office:value-type="string">
            <text:p>MUUT</text:p>
          </table:table-cell>
          <table:table-cell office:value-type="float" office:value="0.4">
            <text:p>0.4</text:p>
          </table:table-cell>
          <table:table-cell office:value-type="float" office:value="-0.1">
            <text:p>-0.1</text:p>
          </table:table-cell>
          <table:table-cell office:value-type="float" office:value="-2">
            <text:p>-2</text:p>
          </table:table-cell>
          <table:table-cell office:value-type="float" office:value="11742">
            <text:p>11742</text:p>
          </table:table-cell>
          <table:table-cell office:value-type="float" office:value="-846">
            <text:p>-846</text:p>
          </table:table-cell>
          <table:table-cell office:value-type="float" office:value="-49927">
            <text:p>-499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18/04/2011</text:date>, <text:time>09:4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ona Lehtomäki</meta:initial-creator>
    <meta:creation-date>2011-04-18T09:38:11</meta:creation-date>
    <dc:date>2011-04-18T09:42:09</dc:date>
    <dc:creator>Joona Lehtomäki</dc:creator>
    <meta:editing-duration>PT4M1S</meta:editing-duration>
    <meta:editing-cycles>1</meta:editing-cycles>
    <meta:document-statistic meta:table-count="3" meta:cell-count="190" meta:object-count="0"/>
    <meta:generator>LibreOffice/3.3$Unix LibreOffice_project/330m19$Build-8</meta:generator>
  </office:meta>
</office:document-meta>
</file>